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8"/>
        <table:table-column table:style-name="co2" table:default-cell-style-name="Default"/>
        <table:table-column table:style-name="co1" table:default-cell-style-name="Default"/>
        <table:table-column table:style-name="co1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4"/>
          <table:covered-table-cell table:style-name="ce11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11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3" calcext:value-type="float">
            <text:p>3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6" calcext:value-type="float">
            <text:p>6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8" calcext:value-type="float">
            <text:p>8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table:style-name="Default"/>
        </table:table-row>
        <table:table-row table:style-name="ro3">
          <table:table-cell table:number-columns-repeated="4"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office:value-type="string" calcext:value-type="string">
            <text:p>tradukota</text:p>
          </table:table-cell>
          <table:table-cell table:style-name="ce23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1:13:23.448838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7-07T11:20:33.045529296</dc:date>
    <meta:editing-duration>P1DT12H1M18S</meta:editing-duration>
    <meta:editing-cycles>151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